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ktorIPS Tutorial</text:p>
      <text:p text:style-name="Standard"/>
      <text:h text:style-name="Heading_20_1" text:outline-level="1">Einfuehrung</text:h>
      <text:p text:style-name="Standard"><text:s/>- was ist faktorips</text:p>
      <text:p text:style-name="Standard"><text:s/>- bisherige ansätze </text:p>
      <text:p text:style-name="Standard"><text:s/>- das vertrags-Produkt design pattern</text:p>
      <text:p text:style-name="Standard"/>
      <text:p text:style-name="Standard"/>
      <text:h text:style-name="Heading_20_1" text:outline-level="1">Kapitel 1: hello world</text:h>
      <text:p text:style-name="Standard">klassen: hausratvertrag, hausprodukt</text:p>
      <text:p text:style-name="Standard"/>
      <text:p text:style-name="Standard">Ziele: </text:p>
      <text:p text:style-name="Standard">Grundprinzipien verstehen:</text:p>
      <text:p text:style-name="Standard"><text:s/>- Modellierung</text:p>
      <text:p text:style-name="Standard"><text:s/>- Umgang mit dem generierten Code</text:p>
      <text:p text:style-name="Standard"><text:s/>- Anlegen von Produktbausteinen</text:p>
      <text:p text:style-name="Standard"><text:s/>- Abbildung von Produktänderungen im Zeitablauf</text:p>
      <text:h text:style-name="Heading_20_1" text:outline-level="1">Kapitel 2: hausratmodell</text:h>
      <text:p text:style-name="Standard">Vertrag und Produkt.</text:p>
      <text:p text:style-name="Standard">Erweitern, um deckungen, vers hausrat</text:p>
      <text:p text:style-name="Standard"><text:s/>- Verstehen der Modellierung von Beziehungen</text:p>
      <text:list text:style-name="L1">
        <text:list-item>
          <text:p text:style-name="P2">Fachbereichsperspektive</text:p>
        </text:list-item>
      </text:list>
      <text:p text:style-name="Standard"/>
      <text:h text:style-name="Heading_20_1" text:outline-level="1">Kapitel 3: Einführung eigener Datentypen</text:h>
      <text:h text:style-name="Heading_20_1" text:outline-level="1">Kapitel 4: Formelsprache</text:h>
      <text:h text:style-name="Heading_20_1" text:outline-level="1">Kapitel 5: Tabellen</text:h>
      <text:h text:style-name="Heading_20_1" text:outline-level="1">Kapitel 6: Plausibilisierung</text:h>
      <text:p text:style-name="Text_20_body">Auskunft</text:p>
      <text:p text:style-name="Text_20_body">Prüfungen</text:p>
      <text:h text:style-name="Heading_20_1" text:outline-level="1">Kapitel 7: </text:h>
      <text:p text:style-name="Text_20_body">Anlegen einer neuen Tarif-Generation</text:p>
      <text:p text:style-name="Text_20_body">DeepCopyWizard</text:p>
      <text:h text:style-name="Heading_20_1" text:outline-level="1">Kapitel 8: Testen</text:h>
      <text:h text:style-name="Heading_20_1" text:outline-level="1">Kapitel 9: Umgang mit unterschiedlichen Projekten</text:h>
      <text:p text:style-name="Standard">Einführen von spartenuebergreifenden Klassen</text:p>
      <text:p text:style-name="Standard">Verlagern der Produktdaten in ein eigenes Projekt.</text:p>
      <text:p text:style-name="Standard"/>
      <text:h text:style-name="Heading_20_1" text:outline-level="1">Kapitel 10: FaktorIPS Erweitern</text:h>
      <text:p text:style-name="Standard"><text:s/>- Anpassung der Codegeneratoren</text:p>
      <text:list text:style-name="L3">
        <text:list-item>
          <text:p text:style-name="P3">Erweitern des Metamodells</text:p>
        </text:list-item>
        <text:list-item>
          <text:p text:style-name="P3">Erweitern der Formelsprach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6-06-02T16:56:03</meta:creation-date>
    <dc:creator>Jan Ortmann</dc:creator>
    <dc:date>2006-06-13T23:08:05</dc:date>
    <dc:language>de-DE</dc:language>
    <meta:editing-cycles>10</meta:editing-cycles>
    <meta:editing-duration>PT20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111" meta:character-count="941"/>
  </office:meta>
</office:document-meta>
</file>